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9ed51e" style:parent-style-name="Standard">
      <style:paragraph-properties/>
    </style:style>
    <style:style style:family="paragraph" style:list-style-name="L1" style:name="a5afb28" style:parent-style-name="Standard">
      <style:paragraph-properties/>
    </style:style>
    <style:style style:family="paragraph" style:list-style-name="L1" style:name="ad51894" style:parent-style-name="Standard">
      <style:paragraph-properties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</office:automatic-styles>
  <office:body>
    <office:text>
      <text:list text:continue-numbering="true" text:style-name="L1" xml:id="list30305168">
        <text:list-item>
          <text:p text:style-name="ad51894">Listing1</text:p>
        </text:list-item>
      </text:list>
      <text:list text:continue-numbering="true" text:style-name="L1" xml:id="list30305168">
        <text:list-item>
          <text:p text:style-name="a5afb28">listing2</text:p>
        </text:list-item>
      </text:list>
      <text:list text:continue-numbering="true" text:style-name="L1" xml:id="list30305168">
        <text:list-item>
          <text:p text:style-name="a9ed51e">listing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1:39</dc:date>
    <meta:editing-cycles>2</meta:editing-cycles>
    <meta:editing-duration>PT0.005S</meta:editing-duration>
  </office:meta>
</office:document-meta>
</file>